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1000002011F9C74C621CF0528.png" manifest:media-type="image/png"/>
  <manifest:file-entry manifest:full-path="Pictures/100008F30000350500003505F8EE676FD2B8BA04.svg" manifest:media-type="image/svg+xml"/>
  <manifest:file-entry manifest:full-path="Pictures/10000001000002010000020140300D6195C7959A.png" manifest:media-type="image/png"/>
  <manifest:file-entry manifest:full-path="Pictures/1000072800003505000035051B3386B24BC5AF2D.svg" manifest:media-type="image/svg+xml"/>
  <manifest:file-entry manifest:full-path="Pictures/100000000000050000000320D9BE05DB06CA5EB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lbany1" svg:font-family="Albany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2.0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41cm" fo:min-width="0cm"/>
      <style:paragraph-properties style:writing-mode="lr-tb"/>
    </style:style>
    <style:style style:name="gr3" style:family="graphic" style:parent-style-name="standard">
      <style:graphic-properties draw:stroke="none" draw:fill-color="#dee6ef" draw:textarea-horizontal-align="justify" draw:textarea-vertical-align="middle" draw:auto-grow-height="false" fo:min-height="1.25cm" fo:min-width="9cm"/>
      <style:paragraph-properties style:writing-mode="lr-tb"/>
    </style:style>
    <style:style style:name="gr4" style:family="graphic" style:parent-style-name="standard">
      <style:graphic-properties draw:stroke="none" draw:fill-color="#b2b2b2" draw:textarea-horizontal-align="justify" draw:textarea-vertical-align="middle" draw:auto-grow-height="false" fo:min-height="1.485cm" fo:min-width="9cm"/>
      <style:paragraph-properties style:writing-mode="lr-tb"/>
    </style:style>
    <style:style style:name="gr5" style:family="graphic" style:parent-style-name="standard">
      <style:graphic-properties draw:stroke="none" draw:fill-color="#5983b0" draw:opacity="100%" draw:textarea-horizontal-align="justify" draw:textarea-vertical-align="bottom" draw:auto-grow-height="false" fo:min-height="5.742cm" fo:min-width="9cm"/>
      <style:paragraph-properties style:writing-mode="lr-tb"/>
    </style:style>
    <style:style style:name="gr6" style:family="graphic" style:parent-style-name="objectwithoutfill">
      <style:graphic-properties draw:stroke="dash" draw:stroke-dash="Fine_20_Dotted" svg:stroke-width="0.159cm" svg:stroke-color="#999999" draw:marker-start-width="0.538cm" draw:marker-end-width="0.538cm" svg:stroke-linecap="butt" draw:fill="none" draw:textarea-horizontal-align="center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draw:fill-color="#b2b2b2" draw:textarea-horizontal-align="justify" draw:textarea-vertical-align="middle" draw:auto-grow-height="false" fo:min-height="0.9cm" fo:min-width="0.968cm"/>
    </style:style>
    <style:style style:name="gr8" style:family="graphic" style:parent-style-name="objectwithoutfill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3cm"/>
      <style:paragraph-properties style:writing-mode="lr-tb"/>
    </style:style>
    <style:style style:name="gr10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6.5cm"/>
      <style:paragraph-properties style:writing-mode="lr-tb"/>
    </style:style>
    <style:style style:name="gr11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3.5cm"/>
      <style:paragraph-properties style:writing-mode="lr-tb"/>
    </style:style>
    <style:style style:name="gr12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2cm"/>
      <style:paragraph-properties style:writing-mode="lr-tb"/>
    </style:style>
    <style:style style:name="gr13" style:family="graphic" style:parent-style-name="objectwithoutfill">
      <style:graphic-properties draw:stroke="dash" draw:stroke-dash="Fine_20_Dotted" svg:stroke-width="0.159cm" svg:stroke-color="#b4c7dc" draw:marker-start-width="0.538cm" draw:marker-end-width="0.538cm" svg:stroke-linecap="butt" draw:fill="none" draw:textarea-horizontal-align="center" draw:textarea-vertical-align="top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488cm"/>
      <style:paragraph-properties style:writing-mode="lr-tb"/>
    </style:style>
    <style:style style:name="gr16" style:family="graphic" style:parent-style-name="standard">
      <style:graphic-properties draw:stroke="none" draw:fill-color="#3465a4" draw:textarea-horizontal-align="justify" draw:textarea-vertical-align="top" draw:auto-grow-height="false" fo:min-height="0.91cm" fo:min-width="0.968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draw:fill-color="#dee6ef" draw:textarea-horizontal-align="justify" draw:textarea-vertical-align="middle" draw:auto-grow-height="false" fo:min-height="0.979cm" fo:min-width="13.5cm"/>
      <style:paragraph-properties style:writing-mode="lr-tb"/>
    </style:style>
    <style:style style:name="gr19" style:family="graphic" style:parent-style-name="standard">
      <style:graphic-properties draw:stroke="none" draw:fill-color="#5983b0" draw:opacity="100%" draw:textarea-horizontal-align="justify" draw:textarea-vertical-align="bottom" draw:auto-grow-height="false" fo:min-height="4.645cm" fo:min-width="13.5cm"/>
      <style:paragraph-properties style:writing-mode="lr-tb"/>
    </style:style>
    <style:style style:name="gr20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7.5cm"/>
      <style:paragraph-properties style:writing-mode="lr-tb"/>
    </style:style>
    <style:style style:name="gr21" style:family="graphic" style:parent-style-name="standard">
      <style:graphic-properties draw:stroke="none" draw:fill-color="#3465a4" draw:textarea-horizontal-align="justify" draw:textarea-vertical-align="top" draw:auto-grow-height="false" fo:min-height="0.54cm" fo:min-width="0.501cm"/>
    </style:style>
    <style:style style:name="gr22" style:family="graphic" style:parent-style-name="objectwithoutfill">
      <style:graphic-properties draw:stroke="dash" draw:stroke-dash="Dot_20__28_Rounded_29_" svg:stroke-width="0.159cm" svg:stroke-color="#b4c7dc" draw:marker-start-width="0.538cm" draw:marker-end-width="0.538cm" svg:stroke-linecap="round" draw:fill="none" draw:textarea-horizontal-align="center" draw:textarea-vertical-align="top" fo:padding-top="0.204cm" fo:padding-bottom="0.204cm" fo:padding-left="0.329cm" fo:padding-right="0.3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0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25cm" fo:min-width="0cm"/>
      <style:paragraph-properties style:writing-mode="lr-tb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104cm" fo:min-width="13.5cm"/>
      <style:paragraph-properties style:writing-mode="lr-tb"/>
    </style:style>
    <style:style style:name="gr27" style:family="graphic" style:parent-style-name="objectwithoutfill">
      <style:graphic-properties draw:stroke="dash" draw:stroke-dash="Dot_20__28_Rounded_29_" svg:stroke-width="0.159cm" svg:stroke-color="#eeeeee" draw:marker-start-width="0.538cm" draw:marker-end-width="0.538cm" svg:stroke-linecap="round" draw:fill="none" draw:textarea-horizontal-align="center" draw:textarea-vertical-align="top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812cm"/>
      <style:paragraph-properties style:writing-mode="lr-tb"/>
    </style:style>
    <style:style style:name="gr31" style:family="graphic" style:parent-style-name="objectwithoutfill">
      <style:graphic-properties svg:stroke-color="#ffffff"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4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2.004cm"/>
      <style:paragraph-properties style:writing-mode="lr-tb"/>
    </style:style>
    <style:style style:name="gr34" style:family="graphic" style:parent-style-name="standard">
      <style:graphic-properties draw:stroke="none" draw:fill-color="#b2b2b2" draw:textarea-horizontal-align="justify" draw:textarea-vertical-align="middle" draw:auto-grow-height="false" fo:min-height="0.365cm" fo:min-width="0.247cm"/>
    </style:style>
    <style:style style:name="gr35" style:family="graphic" style:parent-style-name="standard">
      <style:graphic-properties draw:stroke="none" draw:fill-color="#dee6ef" draw:textarea-horizontal-align="justify" draw:textarea-vertical-align="middle" draw:auto-grow-height="false" fo:min-height="0.985cm" fo:min-width="4.02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gr37" style:family="graphic" style:parent-style-name="standard">
      <style:graphic-properties draw:stroke="none" draw:fill-color="#b2b2b2" draw:textarea-horizontal-align="justify" draw:textarea-vertical-align="middle" draw:auto-grow-height="false" fo:min-height="0.985cm" fo:min-width="4.028cm"/>
      <style:paragraph-properties style:writing-mode="lr-tb"/>
    </style:style>
    <style:style style:name="gr38" style:family="graphic" style:parent-style-name="standard">
      <style:graphic-properties draw:stroke="none" draw:fill-color="#5983b0" draw:opacity="100%" draw:textarea-horizontal-align="justify" draw:textarea-vertical-align="middle" draw:auto-grow-height="false" fo:min-height="0.975cm" fo:min-width="4.028cm"/>
      <style:paragraph-properties style:writing-mode="lr-tb"/>
    </style:style>
    <style:style style:name="gr39" style:family="graphic" style:parent-style-name="standard">
      <style:graphic-properties draw:stroke="none" draw:fill-color="#5983b0" draw:textarea-horizontal-align="justify" draw:textarea-vertical-align="middle" draw:auto-grow-height="false" fo:min-height="0.365cm" fo:min-width="0.247cm"/>
    </style:style>
    <style:style style:name="gr40" style:family="graphic" style:parent-style-name="objectwithoutfill">
      <style:graphic-properties draw:stroke="dash" draw:stroke-dash="Dot_20__28_Rounded_29_" svg:stroke-width="0.159cm" svg:stroke-color="#999999" draw:marker-start-width="0.538cm" draw:marker-end-width="0.538cm" svg:stroke-linecap="round" draw:fill="none" draw:textarea-horizontal-align="center" draw:textarea-vertical-align="middle" fo:padding-top="0.204cm" fo:padding-bottom="0.204cm" fo:padding-left="0.329cm" fo:padding-right="0.329cm"/>
    </style:style>
    <style:style style:name="gr41" style:family="graphic" style:parent-style-name="objectwithoutfill">
      <style:graphic-properties draw:stroke="dash" draw:stroke-dash="Dot_20__28_Rounded_29_" svg:stroke-width="0.159cm" svg:stroke-color="#b4c7dc" draw:marker-start-width="0.538cm" draw:marker-end-width="0.538cm" svg:stroke-linecap="round" draw:fill="none" draw:textarea-horizontal-align="center" draw:textarea-vertical-align="middle" fo:padding-top="0.204cm" fo:padding-bottom="0.204cm" fo:padding-left="0.329cm" fo:padding-right="0.3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7cm" fo:min-width="5.6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7cm" fo:min-width="5.6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177cm"/>
      <style:paragraph-properties style:writing-mode="lr-tb"/>
    </style:style>
    <style:style style:name="gr45" style:family="graphic" style:parent-style-name="objectwithoutfill">
      <style:graphic-properties svg:stroke-width="0.081cm" svg:stroke-color="#ffffff" draw:marker-start-width="0.421cm" draw:marker-end="線の終点_20_1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4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64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119cm"/>
      <style:paragraph-properties style:writing-mode="lr-tb"/>
    </style:style>
    <style:style style:name="gr49" style:family="graphic" style:parent-style-name="standard">
      <style:graphic-properties draw:stroke="none" draw:fill-color="#77bc65" draw:textarea-horizontal-align="justify" draw:textarea-vertical-align="middle" draw:auto-grow-height="false" fo:min-height="0.914cm" fo:min-width="0.179cm"/>
    </style:style>
    <style:style style:name="gr50" style:family="graphic" style:parent-style-name="standard">
      <style:graphic-properties draw:stroke="none" draw:fill-color="#77bc65" draw:textarea-horizontal-align="justify" draw:textarea-vertical-align="middle" draw:auto-grow-height="false" fo:min-height="0cm" fo:min-width="0.323cm"/>
    </style:style>
    <style:style style:name="gr51" style:family="graphic" style:parent-style-name="standard">
      <style:graphic-properties draw:stroke="none" draw:fill-color="#ffb66c" draw:textarea-horizontal-align="justify" draw:textarea-vertical-align="middle" draw:auto-grow-height="false" fo:min-height="0.914cm" fo:min-width="0.179cm"/>
    </style:style>
    <style:style style:name="gr52" style:family="graphic" style:parent-style-name="standard">
      <style:graphic-properties draw:stroke="none" draw:fill-color="#ffb66c" draw:textarea-horizontal-align="justify" draw:textarea-vertical-align="middle" draw:auto-grow-height="false" fo:min-height="0cm" fo:min-width="0.32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8cm" fo:min-width="1.526cm"/>
      <style:paragraph-properties style:writing-mode="lr-tb"/>
    </style:style>
    <style:style style:name="gr54" style:family="graphic" style:parent-style-name="objectwithoutfill">
      <style:graphic-properties draw:stroke="dash" draw:stroke-dash="Dot_20__28_Rounded_29_" svg:stroke-width="0.081cm" svg:stroke-color="#ffffff" draw:marker-start-width="0.421cm" draw:marker-end="線の終点_20_2" draw:marker-end-width="0.421cm" svg:stroke-linecap="round" draw:fill="none" draw:textarea-horizontal-align="center" draw:textarea-vertical-align="middle" fo:padding-top="0.165cm" fo:padding-bottom="0.165cm" fo:padding-left="0.29cm" fo:padding-right="0.29cm"/>
    </style:style>
    <style:style style:name="pr1" style:family="presentation" style:parent-style-name="eco-light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eco-l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fo:font-size="18pt" style:font-size-asian="18pt" style:language-asian="ja" style:country-asian="JP" style:font-size-complex="18pt"/>
    </style:style>
    <style:style style:name="P2" style:family="paragraph">
      <style:paragraph-properties fo:text-align="center" style:writing-mode="lr-tb"/>
      <style:text-properties fo:color="#000000" loext:opacity="100%" fo:font-size="18pt" style:language-asian="ja" style:country-asian="JP"/>
    </style:style>
    <style:style style:name="P3" style:family="paragraph">
      <loext:graphic-properties draw:fill-color="#dee6ef"/>
      <style:paragraph-properties fo:text-align="center" style:writing-mode="lr-tb"/>
      <style:text-properties fo:color="#000000" loext:opacity="100%" fo:font-size="18pt" style:language-asian="ja" style:country-asian="JP"/>
    </style:style>
    <style:style style:name="P4" style:family="paragraph"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5" style:family="paragraph">
      <loext:graphic-properties draw:fill-color="#b2b2b2"/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6" style:family="paragraph">
      <loext:graphic-properties draw:fill-color="#5983b0" draw:opacity="100%"/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7" style:family="paragraph">
      <loext:graphic-properties draw:fill="none"/>
      <style:paragraph-properties fo:text-align="center"/>
      <style:text-properties fo:font-size="18pt" style:language-asian="ja" style:country-asian="JP"/>
    </style:style>
    <style:style style:name="P8" style:family="paragraph">
      <loext:graphic-properties draw:fill-color="#b2b2b2"/>
      <style:paragraph-properties fo:text-align="center"/>
      <style:text-properties fo:color="#000000" loext:opacity="100%" fo:font-size="18pt" style:language-asian="ja" style:country-asian="JP"/>
    </style:style>
    <style:style style:name="P9" style:family="paragraph">
      <loext:graphic-properties draw:fill="none"/>
      <style:paragraph-properties fo:text-align="center"/>
      <style:text-properties style:language-asian="ja" style:country-asian="JP"/>
    </style:style>
    <style:style style:name="P10" style:family="paragraph"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11" style:family="paragraph">
      <loext:graphic-properties draw:fill-color="#2a6099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-color="#3465a4"/>
      <style:paragraph-properties fo:text-align="center"/>
      <style:text-properties fo:color="#000000" loext:opacity="100%" fo:font-size="18pt" style:language-asian="ja" style:country-asian="JP"/>
    </style:style>
    <style:style style:name="P14" style:family="paragraph">
      <loext:graphic-properties draw:fill-color="#ffffff"/>
      <style:paragraph-properties style:writing-mode="lr-tb"/>
      <style:text-properties style:language-asian="ja" style:country-asian="JP"/>
    </style:style>
    <style:style style:name="P15" style:family="paragraph">
      <style:paragraph-properties fo:text-align="center"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16" style:family="paragraph">
      <loext:graphic-properties draw:fill-color="#2a6099"/>
      <style:paragraph-properties fo:text-align="center"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style:writing-mode="lr-tb"/>
      <style:text-properties style:font-size-asian="18pt" style:language-asian="ja" style:country-asian="JP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language-asian="ja" style:country-asian="JP" style:font-size-complex="16pt"/>
    </style:style>
    <style:style style:name="P21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22" style:family="paragraph">
      <loext:graphic-properties draw:fill-color="#b2b2b2"/>
      <style:paragraph-properties fo:text-align="center"/>
      <style:text-properties fo:color="#000000" loext:opacity="100%" fo:font-size="14pt" style:language-asian="ja" style:country-asian="JP"/>
    </style:style>
    <style:style style:name="P23" style:family="paragraph">
      <style:paragraph-properties fo:text-align="center" style:writing-mode="lr-tb"/>
      <style:text-properties fo:color="#000000" loext:opacity="100%" fo:font-size="14pt" style:language-asian="ja" style:country-asian="JP"/>
    </style:style>
    <style:style style:name="P24" style:family="paragraph">
      <loext:graphic-properties draw:fill-color="#dee6ef"/>
      <style:paragraph-properties fo:text-align="center" style:writing-mode="lr-tb"/>
      <style:text-properties fo:color="#000000" loext:opacity="100%" fo:font-size="14pt" style:language-asian="ja" style:country-asian="JP"/>
    </style:style>
    <style:style style:name="P25" style:family="paragraph">
      <loext:graphic-properties draw:fill-color="#b2b2b2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26" style:family="paragraph">
      <loext:graphic-properties draw:fill-color="#5983b0" draw:opacity="100%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27" style:family="paragraph">
      <loext:graphic-properties draw:fill-color="#5983b0"/>
      <style:paragraph-properties fo:text-align="center"/>
      <style:text-properties fo:color="#000000" loext:opacity="100%" fo:font-size="14pt" style:language-asian="ja" style:country-asian="JP"/>
    </style:style>
    <style:style style:name="P28" style:family="paragraph">
      <loext:graphic-properties draw:fill="none"/>
      <style:paragraph-properties fo:text-align="center"/>
      <style:text-properties fo:font-size="14pt" style:language-asian="ja" style:country-asian="JP"/>
    </style:style>
    <style:style style:name="P29" style:family="paragraph">
      <loext:graphic-properties draw:fill-color="#ffffff"/>
      <style:paragraph-properties style:writing-mode="lr-tb"/>
      <style:text-properties style:font-size-asian="20pt" style:language-asian="ja" style:country-asian="JP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33" style:family="paragraph">
      <loext:graphic-properties draw:fill-color="#77bc65"/>
      <style:paragraph-properties fo:text-align="center"/>
    </style:style>
    <style:style style:name="P34" style:family="paragraph">
      <loext:graphic-properties draw:fill-color="#ffb66c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style:font-name="Nimbus Mono PS" fo:font-size="36pt" fo:font-weight="bold" style:font-size-asian="36pt" style:font-size-complex="36pt"/>
    </style:style>
    <style:style style:name="P36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fo:font-size="18pt" style:font-size-asian="18pt" style:language-asian="ja" style:country-asian="JP" style:font-size-complex="18pt"/>
    </style:style>
    <style:style style:name="T2" style:family="text">
      <style:text-properties fo:color="#000000" loext:opacity="100%" fo:font-size="18pt" style:language-asian="ja" style:country-asian="JP"/>
    </style:style>
    <style:style style:name="T3" style:family="text">
      <style:text-properties fo:color="#000000" loext:opacity="100%" fo:font-size="18pt" style:font-size-asian="18pt" style:language-asian="ja" style:country-asian="JP" style:font-size-complex="18pt"/>
    </style:style>
    <style:style style:name="T4" style:family="text">
      <style:text-properties fo:color="#000000" loext:opacity="100%" fo:font-size="14pt" style:font-size-asian="14pt" style:language-asian="ja" style:country-asian="JP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ffff" loext:opacity="100%" fo:font-size="14pt" style:font-size-asian="14pt" style:language-asian="ja" style:country-asian="JP" style:font-size-complex="1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size-asian="18pt" style:language-asian="ja" style:country-asian="JP"/>
    </style:style>
    <style:style style:name="T9" style:family="text">
      <style:text-properties fo:color="#ffffff" loext:opacity="100%" fo:font-size="16pt" style:font-size-asian="16pt" style:language-asian="ja" style:country-asian="JP" style:font-size-complex="16pt"/>
    </style:style>
    <style:style style:name="T10" style:family="text">
      <style:text-properties fo:color="#000000" loext:opacity="100%" fo:font-size="14pt" style:language-asian="ja" style:country-asian="JP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Nimbus Mono PS" fo:font-size="36pt" fo:font-weight="bold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lightblue" presentation:presentation-page-layout-name="AL1T1">
        <office:forms form:automatic-focus="false" form:apply-design-mode="false"/>
        <draw:frame draw:style-name="gr1" draw:text-style-name="P1" draw:layer="layout" svg:width="3.504cm" svg:height="1.17cm" svg:x="17.996cm" svg:y="6.564cm">
          <draw:text-box>
            <text:p><text:span text:style-name="T1">会話ログ</text:span></text:p>
          </draw:text-box>
        </draw:frame>
        <draw:frame draw:style-name="gr2" draw:text-style-name="P1" draw:layer="layout" svg:width="1.996cm" svg:height="1.191cm" svg:x="18.6cm" svg:y="13.088cm">
          <draw:text-box>
            <text:p><text:span text:style-name="T1">辞書</text:span></text:p>
          </draw:text-box>
        </draw:frame>
        <draw:custom-shape draw:style-name="gr3" draw:text-style-name="P3" draw:layer="layout" svg:width="9.5cm" svg:height="1.5cm" svg:x="7.5cm" svg:y="1.234cm">
          <text:p text:style-name="P2"><text:span text:style-name="T2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5cm" svg:height="1.735cm" svg:x="7.5cm" svg:y="4.734cm">
          <text:p text:style-name="P4"><text:span text:style-name="T3">チャットシステ</text:span><text:span text:style-name="T3">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9.5cm" svg:height="5.992cm" svg:x="7.5cm" svg:y="8.508cm">
          <text:p text:style-name="P4"><text:span text:style-name="T3">会話エンジ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7cm" svg:y1="5.734cm" svg:x2="18.5cm" svg:y2="5.734cm">
          <text:p/>
        </draw:line>
        <draw:custom-shape draw:style-name="gr7" draw:text-style-name="P8" draw:layer="layout" svg:width="1.467cm" svg:height="1.838cm" svg:x="18.5cm" svg:y="4.8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75cm" svg:y1="4.734cm" svg:x2="10.75cm" svg:y2="2.734cm">
            <text:p/>
          </draw:line>
          <draw:polyline draw:style-name="gr8" draw:text-style-name="P9" draw:layer="layout" svg:width="0.38cm" svg:height="0.375cm" draw:transform="skewX (0.135088484104361) rotate (-2.29109370909296) translate (11cm 3.01971428571429cm)" svg:viewBox="0 0 381 376" draw:points="381,376 1,376 0,0">
            <text:p/>
          </draw:polyline>
        </draw:g>
        <draw:line draw:style-name="gr8" draw:text-style-name="P9" draw:layer="layout" svg:x1="13.25cm" svg:y1="2.734cm" svg:x2="13.25cm" svg:y2="4.734cm">
          <text:p/>
        </draw:line>
        <draw:polyline draw:style-name="gr8" draw:text-style-name="P9" draw:layer="layout" svg:width="0.379cm" svg:height="0.375cm" draw:transform="skewX (-0.134041286553165) rotate (-0.851197076197635) translate (13.249383606262cm 4.16231117836754cm)" svg:viewBox="0 0 380 376" draw:points="0,376 380,376 380,0">
          <text:p/>
        </draw:polyline>
        <draw:g>
          <draw:line draw:style-name="gr8" draw:text-style-name="P9" draw:layer="layout" svg:x1="13.25cm" svg:y1="6.469cm" svg:x2="13.25cm" svg:y2="9.234cm">
            <text:p/>
          </draw:line>
          <draw:polyline draw:style-name="gr8" draw:text-style-name="P9" draw:layer="layout" svg:width="0.379cm" svg:height="0.375cm" draw:transform="skewX (-0.134041286553165) rotate (-0.851197076197635) translate (13.249383606262cm 8.66231117836754cm)" svg:viewBox="0 0 380 376" draw:points="0,376 380,376 380,0">
            <text:p/>
          </draw:polyline>
        </draw:g>
        <draw:custom-shape draw:style-name="gr9" draw:text-style-name="P11" draw:layer="layout" svg:width="3.5cm" svg:height="1cm" svg:x="12.5cm" svg:y="9.234cm">
          <text:p text:style-name="P10"><text:span text:style-name="T4">エンコード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cm" svg:height="1cm" svg:x="8.5cm" svg:y="12.234cm">
          <text:p text:style-name="P10"><text:span text:style-name="T4">内部プロセス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cm" svg:height="1cm" svg:x="8cm" svg:y="9.234cm">
          <text:p text:style-name="P10"><text:span text:style-name="T4">デコード</text:span></text:p>
          <draw:enhanced-geometry svg:viewBox="0 0 21600 21600" draw:type="rectangle" draw:enhanced-path="M 0 0 L 21600 0 21600 21600 0 21600 0 0 Z N"/>
        </draw:custom-shape>
        <draw:g>
          <draw:line draw:style-name="gr8" draw:text-style-name="P9" draw:layer="layout" svg:x1="13.25cm" svg:y1="10.234cm" svg:x2="13.25cm" svg:y2="12.234cm">
            <text:p/>
          </draw:line>
          <draw:polyline draw:style-name="gr8" draw:text-style-name="P9" draw:layer="layout" svg:width="0.379cm" svg:height="0.375cm" draw:transform="skewX (-0.134041286553165) rotate (-0.851197076197635) translate (13.249383606262cm 11.6623111783675cm)" svg:viewBox="0 0 380 376" draw:points="0,376 380,376 380,0">
            <text:p/>
          </draw:polyline>
        </draw:g>
        <draw:g>
          <draw:line draw:style-name="gr8" draw:text-style-name="P9" draw:layer="layout" svg:x1="10.75cm" svg:y1="9.233cm" svg:x2="10.75cm" svg:y2="6.468cm">
            <text:p/>
          </draw:line>
          <draw:polyline draw:style-name="gr8" draw:text-style-name="P9" draw:layer="layout" svg:width="0.38cm" svg:height="0.375cm" draw:transform="skewX (0.135088484104361) rotate (-2.29109370909296) translate (11cm 6.75371428571429cm)" svg:viewBox="0 0 381 376" draw:points="381,376 1,376 0,0">
            <text:p/>
          </draw:polyline>
        </draw:g>
        <draw:g>
          <draw:line draw:style-name="gr8" draw:text-style-name="P9" draw:layer="layout" svg:x1="10.75cm" svg:y1="12.234cm" svg:x2="10.75cm" svg:y2="10.234cm">
            <text:p/>
          </draw:line>
          <draw:polyline draw:style-name="gr8" draw:text-style-name="P9" draw:layer="layout" svg:width="0.38cm" svg:height="0.375cm" draw:transform="skewX (0.135088484104361) rotate (-2.29109370909296) translate (11cm 10.5197142857143cm)" svg:viewBox="0 0 381 376" draw:points="381,376 1,376 0,0">
            <text:p/>
          </draw:polyline>
        </draw:g>
        <draw:g>
          <draw:g>
            <draw:g>
              <draw:line draw:style-name="gr8" draw:text-style-name="P9" draw:layer="layout" svg:x1="21.5cm" svg:y1="10.021cm" svg:x2="19.5cm" svg:y2="10.021cm">
                <text:p/>
              </draw:line>
              <draw:polyline draw:style-name="gr8" draw:text-style-name="P9" draw:layer="layout" svg:width="0.379cm" svg:height="0.375cm" draw:transform="skewX (-0.134041286553165) rotate (-2.42199340299253) translate (20.0715779770431cm 10.0208382167444cm)" svg:viewBox="0 0 380 376" draw:points="0,376 380,376 380,0">
                <text:p/>
              </draw:polyline>
            </draw:g>
          </draw:g>
        </draw:g>
        <draw:custom-shape draw:style-name="gr12" draw:text-style-name="P11" draw:layer="layout" svg:width="2.5cm" svg:height="1cm" svg:x="20.25cm" svg:y="9.5cm">
          <text:p text:style-name="P10"><text:span text:style-name="T4">内部入力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3.367cm" svg:y1="11cm" svg:x2="16.5cm" svg:y2="11cm">
          <text:p/>
        </draw:line>
        <draw:frame draw:style-name="gr14" draw:text-style-name="P12" draw:layer="layout" svg:width="2.97cm" svg:height="0.971cm" svg:x="13.53cm" svg:y="3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3.5cm" svg:y="7.027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3.5cm" svg:y="7.028cm">
          <draw:text-box>
            <text:p><text:span text:style-name="T5">ユーザ入力</text:span></text:p>
          </draw:text-box>
        </draw:frame>
        <draw:frame draw:style-name="gr15" draw:text-style-name="P12" draw:layer="layout" svg:width="1.988cm" svg:height="0.971cm" svg:x="8.762cm" svg:y="7.028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.762cm" svg:y="7.029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.762cm" svg:y="3.449cm">
          <draw:text-box>
            <text:p><text:span text:style-name="T5">返答文</text:span></text:p>
          </draw:text-box>
        </draw:frame>
        <draw:custom-shape draw:style-name="gr16" draw:text-style-name="P13" draw:layer="layout" svg:width="1.467cm" svg:height="1.854cm" svg:x="16.5cm" svg:y="1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lightblue" presentation:presentation-page-layout-name="AL1T1">
        <office:forms form:automatic-focus="false" form:apply-design-mode="false"/>
        <draw:g>
          <draw:line draw:style-name="gr8" draw:text-style-name="P9" draw:layer="layout" svg:x1="10.238cm" svg:y1="8.5cm" svg:x2="10.238cm" svg:y2="6.5cm">
            <text:p/>
          </draw:line>
          <draw:polyline draw:style-name="gr8" draw:text-style-name="P9" draw:layer="layout" svg:width="0.38cm" svg:height="0.375cm" draw:transform="skewX (0.135088484104361) rotate (-2.29109370909296) translate (10.488cm 6.78571428571429cm)" svg:viewBox="0 0 381 376" draw:points="381,376 1,376 0,0">
            <text:p/>
          </draw:polyline>
        </draw:g>
        <draw:custom-shape draw:style-name="gr18" draw:text-style-name="P3" draw:layer="layout" svg:width="14cm" svg:height="1.229cm" svg:x="5cm" svg:y="2.671cm">
          <text:p text:style-name="P2"><text:span text:style-name="T2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14cm" svg:height="4.895cm" svg:x="5cm" svg:y="7.681cm">
          <text:p text:style-name="P4"><text:span text:style-name="T3">会話エンジ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67cm" svg:height="1.838cm" svg:x="20cm" svg:y="4.8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238cm" svg:y1="8.5cm" svg:x2="10.238cm" svg:y2="6.5cm">
            <text:p/>
          </draw:line>
          <draw:polyline draw:style-name="gr8" draw:text-style-name="P9" draw:layer="layout" svg:width="0.38cm" svg:height="0.375cm" draw:transform="skewX (0.135088484104361) rotate (-2.29109370909296) translate (10.488cm 6.78571428571429cm)" svg:viewBox="0 0 381 376" draw:points="381,376 1,376 0,0">
            <text:p/>
          </draw:polyline>
        </draw:g>
        <draw:g>
          <draw:line draw:style-name="gr8" draw:text-style-name="P9" draw:layer="layout" svg:x1="14.28cm" svg:y1="3.9cm" svg:x2="14.28cm" svg:y2="5.134cm">
            <text:p/>
          </draw:line>
          <draw:polyline draw:style-name="gr8" draw:text-style-name="P9" draw:layer="layout" svg:width="0.379cm" svg:height="0.375cm" draw:transform="skewX (-0.134041286553165) rotate (-0.851197076197635) translate (14.279383606262cm 4.56231117836754cm)" svg:viewBox="0 0 380 376" draw:points="0,376 380,376 380,0">
            <text:p/>
          </draw:polyline>
        </draw:g>
        <draw:custom-shape draw:style-name="gr9" draw:text-style-name="P16" draw:layer="layout" svg:width="3.5cm" svg:height="1cm" svg:x="12.5cm" svg:y="8.218cm">
          <text:p text:style-name="P15"><text:span text:style-name="T6">エンコード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8cm" svg:height="1cm" svg:x="8cm" svg:y="10.391cm">
          <text:p text:style-name="P15"><text:span text:style-name="T6">内的プロセス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cm" svg:height="1cm" svg:x="8cm" svg:y="8.218cm">
          <text:p text:style-name="P15"><text:span text:style-name="T6">デコード</text:span></text:p>
          <draw:enhanced-geometry svg:viewBox="0 0 21600 21600" draw:type="rectangle" draw:enhanced-path="M 0 0 L 21600 0 21600 21600 0 21600 0 0 Z N"/>
        </draw:custom-shape>
        <draw:g>
          <draw:line draw:style-name="gr8" draw:text-style-name="P9" draw:layer="layout" svg:x1="19.7cm" svg:y1="10.912cm" svg:x2="15.986cm" svg:y2="10.912cm">
            <text:p/>
          </draw:line>
          <draw:polyline draw:style-name="gr8" draw:text-style-name="P9" draw:layer="layout" svg:width="0.379cm" svg:height="0.375cm" draw:transform="skewX (-0.134041286553165) rotate (-2.42199340299253) translate (16.5575779770431cm 10.9118382167444cm)" svg:viewBox="0 0 380 376" draw:points="0,376 380,376 380,0">
            <text:p/>
          </draw:polyline>
        </draw:g>
        <draw:custom-shape draw:style-name="gr12" draw:text-style-name="P16" draw:layer="layout" svg:width="2.5cm" svg:height="1cm" svg:x="19.7cm" svg:y="10.391cm">
          <text:p text:style-name="P15"><text:span text:style-name="T6">内部入力</text:span>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97cm" svg:height="0.971cm" svg:x="14.53cm" svg:y="4.032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4.53cm" svg:y="6.528cm">
          <draw:text-box>
            <text:p><text:span text:style-name="T5">ユーザ入力</text:span></text:p>
          </draw:text-box>
        </draw:frame>
        <draw:frame draw:style-name="gr15" draw:text-style-name="P12" draw:layer="layout" svg:width="1.988cm" svg:height="0.971cm" svg:x="8cm" svg:y="6.529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cm" svg:y="4.032cm">
          <draw:text-box>
            <text:p><text:span text:style-name="T5">返答文</text:span></text:p>
          </draw:text-box>
        </draw:frame>
        <draw:custom-shape draw:style-name="gr21" draw:text-style-name="P13" draw:layer="layout" svg:width="1cm" svg:height="1.263cm" svg:x="17cm" svg:y="8.0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238cm" svg:y1="5.134cm" svg:x2="10.238cm" svg:y2="3.9cm">
            <text:p/>
          </draw:line>
          <draw:polyline draw:style-name="gr8" draw:text-style-name="P9" draw:layer="layout" svg:width="0.38cm" svg:height="0.375cm" draw:transform="skewX (-0.135612082879959) rotate (2.29109370909296) translate (10.2393649886786cm 4.47213963639879cm)" svg:viewBox="0 0 381 376" draw:points="0,376 380,376 381,0">
            <text:p/>
          </draw:polyline>
        </draw:g>
        <draw:g>
          <draw:line draw:style-name="gr8" draw:text-style-name="P9" draw:layer="layout" svg:x1="14.28cm" svg:y1="6.2cm" svg:x2="14.28cm" svg:y2="8.2cm">
            <text:p/>
          </draw:line>
          <draw:polyline draw:style-name="gr8" draw:text-style-name="P9" draw:layer="layout" svg:width="0.38cm" svg:height="0.375cm" draw:transform="skewX (-0.135612082879959) rotate (-0.850498944496837) translate (14.2785570020198cm 7.62777173818323cm)" svg:viewBox="0 0 381 376" draw:points="0,376 380,376 381,0">
            <text:p/>
          </draw:polyline>
        </draw:g>
        <draw:g>
          <draw:line draw:style-name="gr8" draw:text-style-name="P9" draw:layer="layout" svg:x1="14.25cm" svg:y1="9.2cm" svg:x2="14.25cm" svg:y2="10.434cm">
            <text:p/>
          </draw:line>
          <draw:polyline draw:style-name="gr8" draw:text-style-name="P9" draw:layer="layout" svg:width="0.379cm" svg:height="0.375cm" draw:transform="skewX (-0.134041286553165) rotate (-0.851197076197635) translate (14.249383606262cm 9.86231117836754cm)" svg:viewBox="0 0 380 376" draw:points="0,376 380,376 380,0">
            <text:p/>
          </draw:polyline>
        </draw:g>
        <draw:g>
          <draw:line draw:style-name="gr8" draw:text-style-name="P9" draw:layer="layout" svg:x1="10.25cm" svg:y1="10.434cm" svg:x2="10.25cm" svg:y2="9.2cm">
            <text:p/>
          </draw:line>
          <draw:polyline draw:style-name="gr8" draw:text-style-name="P9" draw:layer="layout" svg:width="0.38cm" svg:height="0.375cm" draw:transform="skewX (-0.13561208287996) rotate (2.29109370909296) translate (10.2513649886786cm 9.77213963639879cm)" svg:viewBox="0 0 381 376" draw:points="0,376 380,376 381,0">
            <text:p/>
          </draw:polyline>
        </draw:g>
        <draw:custom-shape draw:style-name="gr21" draw:text-style-name="P13" draw:layer="layout" svg:width="1cm" svg:height="1.263cm" svg:x="6cm" svg:y="8.0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2" draw:text-style-name="P7" draw:layer="layout" svg:x1="7cm" svg:y1="8.718cm" svg:x2="8cm" svg:y2="8.718cm">
          <text:p/>
        </draw:line>
        <draw:line draw:style-name="gr22" draw:text-style-name="P7" draw:layer="layout" svg:x1="16cm" svg:y1="8.718cm" svg:x2="17cm" svg:y2="8.718cm">
          <text:p/>
        </draw:line>
        <draw:frame draw:style-name="gr23" draw:text-style-name="P17" draw:layer="layout" svg:width="1.56cm" svg:height="1.017cm" svg:x="5.728cm" svg:y="9.2cm">
          <draw:text-box>
            <text:p><text:span text:style-name="T7">辞書</text:span></text:p>
          </draw:text-box>
        </draw:frame>
        <draw:frame draw:style-name="gr24" draw:text-style-name="P17" draw:layer="layout" svg:width="1.56cm" svg:height="1.017cm" svg:x="16.74cm" svg:y="9.2cm">
          <draw:text-box>
            <text:p><text:span text:style-name="T7">辞書</text:span></text:p>
          </draw:text-box>
        </draw:frame>
        <draw:frame draw:style-name="gr24" draw:text-style-name="P17" draw:layer="layout" svg:width="1.56cm" svg:height="1.017cm" svg:x="16.74cm" svg:y="9.201cm">
          <draw:text-box>
            <text:p><text:span text:style-name="T7">辞書</text:span></text:p>
          </draw:text-box>
        </draw:frame>
        <draw:frame draw:style-name="gr25" draw:text-style-name="P17" draw:layer="layout" svg:width="3.042cm" svg:height="1.017cm" svg:x="19.5cm" svg:y="6.7cm">
          <draw:text-box>
            <text:p><text:span text:style-name="T7">会話ログ</text:span></text:p>
          </draw:text-box>
        </draw:frame>
        <draw:custom-shape draw:style-name="gr26" draw:text-style-name="P5" draw:layer="layout" svg:width="14cm" svg:height="1.354cm" svg:x="5cm" svg:y="5.115cm">
          <text:p text:style-name="P4"><text:span text:style-name="T3">チャットシステ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9" draw:layer="layout" svg:x1="14.28cm" svg:y1="3.9cm" svg:x2="14.28cm" svg:y2="5.134cm">
            <text:p/>
          </draw:line>
          <draw:polyline draw:style-name="gr8" draw:text-style-name="P9" draw:layer="layout" svg:width="0.379cm" svg:height="0.375cm" draw:transform="skewX (-0.134041286553165) rotate (-0.851197076197635) translate (14.279383606262cm 4.56231117836754cm)" svg:viewBox="0 0 380 376" draw:points="0,376 380,376 380,0">
            <text:p/>
          </draw:polyline>
        </draw:g>
        <draw:line draw:style-name="gr27" draw:text-style-name="P7" draw:layer="layout" svg:x1="19cm" svg:y1="5.7cm" svg:x2="20cm" svg:y2="5.7cm">
          <text:p/>
        </draw:line>
        <draw:frame draw:style-name="gr28" draw:text-style-name="P17" draw:layer="layout" svg:width="3.148cm" svg:height="1.017cm" svg:x="10.626cm" svg:y="9.3cm">
          <draw:text-box>
            <text:p><text:span text:style-name="T7">内部コード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lightblue" presentation:presentation-page-layout-name="AL1T1">
        <office:forms form:automatic-focus="false" form:apply-design-mode="false"/>
        <draw:frame draw:style-name="gr29" draw:text-style-name="P18" draw:layer="layout" svg:width="4.947cm" svg:height="1.17cm" svg:x="1.5cm" svg:y="3.33cm">
          <draw:text-box>
            <text:p><text:span text:style-name="T8">フロントエンド</text:span></text:p>
          </draw:text-box>
        </draw:frame>
        <draw:frame draw:style-name="gr30" draw:text-style-name="P18" draw:layer="layout" svg:width="4.312cm" svg:height="1.17cm" svg:x="1.817cm" svg:y="7.5cm">
          <draw:text-box>
            <text:p><text:span text:style-name="T8">バックエンド</text:span></text:p>
          </draw:text-box>
        </draw:frame>
        <draw:line draw:style-name="gr31" draw:text-style-name="P9" draw:layer="layout" svg:x1="1cm" svg:y1="6cm" svg:x2="27cm" svg:y2="6cm">
          <text:p/>
        </draw:line>
        <draw:frame draw:style-name="gr32" draw:text-style-name="P20" draw:layer="layout" svg:width="2.344cm" svg:height="0.878cm" svg:x="8.192cm" svg:y="13.5cm">
          <draw:text-box>
            <text:p text:style-name="P19"><text:span text:style-name="T9">(a) CGI</text:span></text:p>
          </draw:text-box>
        </draw:frame>
        <draw:g>
          <draw:frame draw:style-name="gr33" draw:text-style-name="P21" draw:layer="layout" svg:width="2.504cm" svg:height="0.971cm" svg:x="9.124cm" svg:y="8.633cm">
            <draw:text-box>
              <text:p><text:span text:style-name="T6">会話ログ</text:span></text:p>
            </draw:text-box>
          </draw:frame>
          <draw:custom-shape draw:style-name="gr34" draw:text-style-name="P22" draw:layer="layout" svg:width="0.746cm" svg:height="0.984cm" svg:x="8.378cm" svg:y="8.62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24" draw:layer="layout" svg:width="4.528cm" svg:height="1.235cm" svg:x="7.1cm" svg:y="5.5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6" draw:text-style-name="P21" draw:layer="layout" svg:width="1.996cm" svg:height="0.974cm" svg:x="9.104cm" svg:y="11.514cm">
            <draw:text-box>
              <text:p><text:span text:style-name="T6">辞書</text:span></text:p>
            </draw:text-box>
          </draw:frame>
          <draw:custom-shape draw:style-name="gr37" draw:text-style-name="P25" draw:layer="layout" svg:width="4.528cm" svg:height="1.235cm" svg:x="7.1cm" svg:y="7.142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4.528cm" svg:height="1.225cm" svg:x="7.1cm" svg:y="10.018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0.746cm" svg:height="0.984cm" svg:x="8.335cm" svg:y="11.5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olyline draw:style-name="gr40" draw:text-style-name="P28" draw:layer="layout" svg:width="0.822cm" svg:height="0.822cm" draw:transform="rotate (-1.5707963267949) translate (8.33491988689915cm 8.37160037700283cm)" svg:viewBox="0 0 823 823" draw:points="0,823 823,823 823,0">
            <text:p/>
          </draw:polyline>
          <draw:polyline draw:style-name="gr41" draw:text-style-name="P28" draw:layer="layout" svg:width="0.822cm" svg:height="0.822cm" draw:transform="rotate (-1.5707963267949) translate (8.33491988689915cm 11.2530801131008cm)" svg:viewBox="0 0 823 823" draw:points="0,823 823,823 823,0">
            <text:p/>
          </draw:polyline>
        </draw:g>
        <draw:frame draw:style-name="gr42" draw:text-style-name="P20" draw:layer="layout" svg:width="6.189cm" svg:height="1.877cm" svg:x="12.9cm" svg:y="13.5cm">
          <draw:text-box>
            <text:p text:style-name="P19"><text:span text:style-name="T9">(b)</text:span><text:span text:style-name="T9">会話エンジンが</text:span></text:p>
            <text:p text:style-name="P19"><text:span text:style-name="T9">サーバー側な</text:span><text:span text:style-name="T9">WebApp</text:span></text:p>
          </draw:text-box>
        </draw:frame>
        <draw:g>
          <draw:frame draw:style-name="gr33" draw:text-style-name="P21" draw:layer="layout" svg:width="2.504cm" svg:height="0.971cm" svg:x="15.768cm" svg:y="8.645cm">
            <draw:text-box>
              <text:p><text:span text:style-name="T6">会話ログ</text:span></text:p>
            </draw:text-box>
          </draw:frame>
          <draw:custom-shape draw:style-name="gr34" draw:text-style-name="P22" draw:layer="layout" svg:width="0.746cm" svg:height="0.984cm" svg:x="15.022cm" svg:y="8.63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24" draw:layer="layout" svg:width="4.528cm" svg:height="1.235cm" svg:x="13.716cm" svg:y="4.265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6" draw:text-style-name="P21" draw:layer="layout" svg:width="1.996cm" svg:height="0.974cm" svg:x="15.748cm" svg:y="11.526cm">
            <draw:text-box>
              <text:p><text:span text:style-name="T6">辞書</text:span></text:p>
            </draw:text-box>
          </draw:frame>
          <draw:custom-shape draw:style-name="gr37" draw:text-style-name="P25" draw:layer="layout" svg:width="4.528cm" svg:height="1.235cm" svg:x="13.744cm" svg:y="7.154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4.528cm" svg:height="1.225cm" svg:x="13.744cm" svg:y="10.03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0.746cm" svg:height="0.984cm" svg:x="14.979cm" svg:y="11.51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olyline draw:style-name="gr40" draw:text-style-name="P28" draw:layer="layout" svg:width="0.822cm" svg:height="0.822cm" draw:transform="rotate (-1.5707963267949) translate (14.9789198868992cm 8.38360037700283cm)" svg:viewBox="0 0 823 823" draw:points="0,823 823,823 823,0">
            <text:p/>
          </draw:polyline>
          <draw:polyline draw:style-name="gr41" draw:text-style-name="P28" draw:layer="layout" svg:width="0.822cm" svg:height="0.822cm" draw:transform="rotate (-1.5707963267949) translate (14.9789198868992cm 11.2650801131009cm)" svg:viewBox="0 0 823 823" draw:points="0,823 823,823 823,0">
            <text:p/>
          </draw:polyline>
        </draw:g>
        <draw:g>
          <draw:polyline draw:style-name="gr40" draw:text-style-name="P28" draw:layer="layout" svg:width="3.323cm" svg:height="0.822cm" draw:transform="rotate (-1.5707963267949) translate (22.5529198868991cm 3.99838645538323cm)" svg:viewBox="0 0 3324 823" draw:points="0,823 3324,823 3324,0">
            <text:p/>
          </draw:polyline>
          <draw:polyline draw:style-name="gr41" draw:text-style-name="P28" draw:layer="layout" svg:width="5.089cm" svg:height="0.822cm" draw:transform="rotate (-1.5707963267949) translate (22.0809198868992cm 4.0004952800208cm)" svg:viewBox="0 0 5090 823" draw:points="0,823 5090,823 5090,0">
            <text:p/>
          </draw:polyline>
          <draw:frame draw:style-name="gr33" draw:text-style-name="P21" draw:layer="layout" svg:width="2.504cm" svg:height="0.971cm" svg:x="23.342cm" svg:y="6.761cm">
            <draw:text-box>
              <text:p><text:span text:style-name="T6">会話ログ</text:span></text:p>
            </draw:text-box>
          </draw:frame>
          <draw:custom-shape draw:style-name="gr34" draw:text-style-name="P22" draw:layer="layout" svg:width="0.746cm" svg:height="0.984cm" svg:x="22.596cm" svg:y="6.75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24" draw:layer="layout" svg:width="4.528cm" svg:height="1.235cm" svg:x="20.846cm" svg:y="1.323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6" draw:text-style-name="P21" draw:layer="layout" svg:width="1.996cm" svg:height="0.974cm" svg:x="22.85cm" svg:y="8.526cm">
            <draw:text-box>
              <text:p><text:span text:style-name="T6">辞書</text:span></text:p>
            </draw:text-box>
          </draw:frame>
          <draw:custom-shape draw:style-name="gr37" draw:text-style-name="P25" draw:layer="layout" svg:width="4.528cm" svg:height="1.235cm" svg:x="20.846cm" svg:y="2.965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4.528cm" svg:height="1.225cm" svg:x="20.846cm" svg:y="4.518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0.746cm" svg:height="0.984cm" svg:x="22.081cm" svg:y="8.51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3" draw:text-style-name="P20" draw:layer="layout" svg:width="6.193cm" svg:height="1.877cm" svg:x="20.25cm" svg:y="13.5cm">
          <draw:text-box>
            <text:p text:style-name="P19"><text:span text:style-name="T9">(c) </text:span><text:span text:style-name="T9">会話エンジンが</text:span></text:p>
            <text:p text:style-name="P19"><text:span text:style-name="T9">ブラウザ側な</text:span><text:span text:style-name="T9">WebApp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lightblue" presentation:presentation-page-layout-name="AL1T1">
        <office:forms form:automatic-focus="false" form:apply-design-mode="false"/>
        <draw:frame draw:style-name="gr44" draw:text-style-name="P30" draw:layer="layout" svg:width="3.677cm" svg:height="1.17cm" svg:x="4.5cm" svg:y="8.83cm">
          <draw:text-box>
            <text:p>入力文字列</text:p>
          </draw:text-box>
        </draw:frame>
        <draw:frame draw:style-name="gr44" draw:text-style-name="P30" draw:layer="layout" svg:width="3.677cm" svg:height="1.17cm" svg:x="21.023cm" svg:y="8.83cm">
          <draw:text-box>
            <text:p>出力文字列</text:p>
          </draw:text-box>
        </draw:frame>
        <draw:line draw:style-name="gr45" draw:text-style-name="P31" draw:layer="layout" svg:x1="8.326cm" svg:y1="7.157cm" svg:x2="11.626cm" svg:y2="7.157cm">
          <text:p/>
        </draw:line>
        <draw:frame draw:style-name="gr44" draw:text-style-name="P32" draw:layer="layout" svg:width="3.677cm" svg:height="1.17cm" svg:x="12.899cm" svg:y="8.83cm">
          <draw:text-box>
            <text:p><text:span text:style-name="T11">内的処理</text:span></text:p>
          </draw:text-box>
        </draw:frame>
        <draw:frame draw:style-name="gr46" draw:text-style-name="P31" draw:layer="layout" svg:width="3cm" svg:height="3cm" svg:x="4.838cm" svg:y="5.657cm">
          <draw:image xlink:href="Pictures/1000072800003505000035051B3386B24BC5AF2D.svg" xlink:type="simple" xlink:show="embed" xlink:actuate="onLoad" draw:mime-type="image/svg+xml">
            <text:p/>
          </draw:image>
          <draw:image xlink:href="Pictures/10000001000002010000020140300D6195C7959A.png" xlink:type="simple" xlink:show="embed" xlink:actuate="onLoad" draw:mime-type="image/png"/>
        </draw:frame>
        <draw:frame draw:style-name="gr46" draw:text-style-name="P31" draw:layer="layout" svg:width="2.903cm" svg:height="2.903cm" svg:x="21.41cm" svg:y="5.897cm">
          <draw:image xlink:href="Pictures/100008F30000350500003505F8EE676FD2B8BA04.svg" xlink:type="simple" xlink:show="embed" xlink:actuate="onLoad" draw:mime-type="image/svg+xml">
            <text:p/>
          </draw:image>
          <draw:image xlink:href="Pictures/1000000100000201000002011F9C74C621CF0528.png" xlink:type="simple" xlink:show="embed" xlink:actuate="onLoad" draw:mime-type="image/png"/>
        </draw:frame>
        <draw:line draw:style-name="gr45" draw:text-style-name="P31" draw:layer="layout" svg:x1="17.681cm" svg:y1="7.085cm" svg:x2="20.981cm" svg:y2="7.085cm">
          <text:p/>
        </draw:line>
        <draw:frame draw:style-name="gr47" draw:text-style-name="P17" draw:layer="layout" svg:width="3.148cm" svg:height="1.017cm" svg:x="8.352cm" svg:y="5.983cm">
          <draw:text-box>
            <text:p><text:span text:style-name="T7">エンコード</text:span></text:p>
          </draw:text-box>
        </draw:frame>
        <draw:frame draw:style-name="gr48" draw:text-style-name="P17" draw:layer="layout" svg:width="2.619cm" svg:height="1.017cm" svg:x="17.878cm" svg:y="5.983cm">
          <draw:text-box>
            <text:p><text:span text:style-name="T7">デコード</text:span></text:p>
          </draw:text-box>
        </draw:frame>
        <draw:g>
          <draw:custom-shape draw:style-name="gr49" draw:text-style-name="P33" draw:layer="layout" svg:width="1.017cm" svg:height="1.163cm" draw:transform="rotate (1.5707963267949) translate (2.837cm 2.75cm)">
            <text:p/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50" draw:text-style-name="P33" draw:layer="layout" svg:width="1.163cm" svg:height="0.331cm" svg:x="2.83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1" draw:text-style-name="P34" draw:layer="layout" svg:width="1.017cm" svg:height="1.163cm" draw:transform="rotate (1.5707963267949) translate (8.837cm 2.75cm)">
            <text:p/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52" draw:text-style-name="P34" draw:layer="layout" svg:width="1.163cm" svg:height="0.331cm" svg:x="8.83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3" draw:text-style-name="P35" draw:layer="layout" svg:width="2.026cm" svg:height="3.008cm" svg:x="11.948cm" svg:y="5.849cm">
            <draw:text-box>
              <text:p><text:span text:style-name="T12">01</text:span></text:p>
              <text:p><text:span text:style-name="T12">10</text:span></text:p>
            </draw:text-box>
          </draw:frame>
          <draw:frame draw:style-name="gr53" draw:text-style-name="P35" draw:layer="layout" svg:width="2.026cm" svg:height="3.008cm" svg:x="15.5cm" svg:y="5.849cm">
            <draw:text-box>
              <text:p><text:span text:style-name="T12">10</text:span></text:p>
              <text:p><text:span text:style-name="T12">11</text:span></text:p>
            </draw:text-box>
          </draw:frame>
          <draw:line draw:style-name="gr54" draw:text-style-name="P31" draw:layer="layout" svg:x1="14cm" svg:y1="7.157cm" svg:x2="15.5cm" svg:y2="7.157cm">
            <text:p/>
          </draw:line>
        </draw:g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lightblue" presentation:presentation-page-layout-name="AL1T1">
        <office:forms form:automatic-focus="false" form:apply-design-mode="false"/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lbany1" svg:font-family="Albany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reo_25_20veo_5f_1280x1024_5f_7" draw:display-name="reo%20veo_1280x1024_7" xlink:href="Pictures/100000000000050000000320D9BE05DB06CA5EBE.jpg" xlink:type="simple" xlink:show="embed" xlink:actuate="onLoad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1131 754" svg:d="M566 0l-566 754 114-85 136-68 148-46 161-17 161 13 153 46 140 68 118 89z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1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 draw:fill-color="#00000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lightblue-background" style:family="presentation">
      <style:graphic-properties draw:stroke="none" draw:fill="bitmap" draw:fill-image-name="reo_25_20veo_5f_1280x1024_5f_7" draw:fill-image-width="100%" draw:fill-image-height="100%"/>
      <style:text-properties style:letter-kerning="true"/>
    </style:style>
    <style:style style:name="eco-light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l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lightblue-outline1" style:family="presentation">
      <style:graphic-properties draw:stroke="none" draw:fill="none">
        <text:list-style style:name="eco-l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Open Sans1" fo:font-family="'Open Sans'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lightblue-outline2" style:family="presentation" style:parent-style-name="eco-lightblu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eco-lightblue-outline3" style:family="presentation" style:parent-style-name="eco-l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eco-lightblue-outline4" style:family="presentation" style:parent-style-name="eco-l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eco-lightblue-outline5" style:family="presentation" style:parent-style-name="eco-l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6" style:family="presentation" style:parent-style-name="eco-l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7" style:family="presentation" style:parent-style-name="eco-l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8" style:family="presentation" style:parent-style-name="eco-l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9" style:family="presentation" style:parent-style-name="eco-l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subtitle" style:family="presentation">
      <style:graphic-properties draw:stroke="none" draw:fill="none" draw:textarea-vertical-align="middle">
        <text:list-style style:name="eco-l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lightblue-title" style:family="presentation">
      <style:graphic-properties draw:stroke="none" draw:fill="none" draw:textarea-vertical-align="middle">
        <text:list-style style:name="eco-l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Open Sans1" fo:font-family="'Open Sans'" style:font-style-name="Regular" style:font-family-generic="swiss" style:font-pitch="variable" fo:font-size="3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reo_25_20veo_5f_1280x1024_5f_7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light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l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l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eco-lightblue" style:page-layout-name="PM1" draw:style-name="Mdp1">
      <draw:frame presentation:style-name="eco-lightblue-title" draw:layer="backgroundobjects" svg:width="25.199cm" svg:height="2.629cm" svg:x="1.4cm" svg:y="0.628cm" presentation:class="title" presentation:placeholder="true">
        <draw:text-box/>
      </draw:frame>
      <draw:frame presentation:style-name="eco-lightblue-outline1" draw:layer="backgroundobjects" svg:width="25.199cm" svg:height="9.59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eco-lightblue-title" draw:layer="backgroundobjects" svg:width="14.848cm" svg:height="11.136cm" svg:x="3.075cm" svg:y="2.257cm" presentation:class="page"/>
        <draw:frame presentation:style-name="eco-l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5T16:44:12.221716522</meta:creation-date>
    <meta:editing-duration>PT3H1M40S</meta:editing-duration>
    <meta:editing-cycles>19</meta:editing-cycles>
    <meta:generator>LibreOffice/7.3.4.2$Linux_X86_64 LibreOffice_project/3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lightblue</dc:title>
    <dc:date>2022-07-30T17:07:15.032347433</dc:date>
    <meta:document-statistic meta:object-count="176"/>
  </office:meta>
</office:document-meta>
</file>